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Pictures/2000000A000000DD000000DD32CA8AE9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A000000DD000000DD32CA8AE9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888cm" svg:height="10.705cm" svg:x="25.441cm" svg:y="1.7cm">
            <draw:object draw:notify-on-update-of-ranges="Sheet1.A11:Sheet1.A42 Sheet1.B11:Sheet1.B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0.04cm" svg:y="20.686cm">
            <draw:object draw:notify-on-update-of-ranges="Sheet1.A48:Sheet1.A59 Sheet1.B48:Sheet1.B5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20.237cm" svg:height="12.218cm" svg:x="9.719cm" svg:y="30.892cm">
            <draw:object draw:notify-on-update-of-ranges="Sheet1.C61:Sheet1.C4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8.719cm" svg:y="0.445cm">
            <draw:object draw:notify-on-update-of-ranges="Sheet1.A2:Sheet1.A8 Sheet1.B2:Sheet1.B8 Sheet1.C2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a</text:p>
          </table:table-cell>
          <table:table-cell table:number-columns-repeated="2"/>
        </table:table-row>
        <table:table-row table:style-name="ro1">
          <table:table-cell office:value-type="string">
            <text:p>niedziela</text:p>
          </table:table-cell>
          <table:table-cell office:value-type="float" office:value="192586">
            <text:p>192586</text:p>
          </table:table-cell>
          <table:table-cell/>
          <table:table-cell table:style-name="ce1"/>
        </table:table-row>
        <table:table-row table:style-name="ro1">
          <table:table-cell office:value-type="string">
            <text:p>poniedziałek</text:p>
          </table:table-cell>
          <table:table-cell office:value-type="float" office:value="144740">
            <text:p>144740</text:p>
          </table:table-cell>
          <table:table-cell/>
          <table:table-cell table:style-name="ce1"/>
        </table:table-row>
        <table:table-row table:style-name="ro1">
          <table:table-cell office:value-type="string">
            <text:p>wtorek</text:p>
          </table:table-cell>
          <table:table-cell office:value-type="float" office:value="140731">
            <text:p>140731</text:p>
          </table:table-cell>
          <table:table-cell/>
          <table:table-cell table:style-name="ce1"/>
        </table:table-row>
        <table:table-row table:style-name="ro1">
          <table:table-cell office:value-type="string">
            <text:p>środa</text:p>
          </table:table-cell>
          <table:table-cell office:value-type="float" office:value="145713">
            <text:p>145713</text:p>
          </table:table-cell>
          <table:table-cell/>
          <table:table-cell table:style-name="ce1"/>
        </table:table-row>
        <table:table-row table:style-name="ro1">
          <table:table-cell office:value-type="string">
            <text:p>czwartek</text:p>
          </table:table-cell>
          <table:table-cell office:value-type="float" office:value="155231">
            <text:p>155231</text:p>
          </table:table-cell>
          <table:table-cell/>
          <table:table-cell table:style-name="ce1"/>
        </table:table-row>
        <table:table-row table:style-name="ro1">
          <table:table-cell office:value-type="string">
            <text:p>piątek</text:p>
          </table:table-cell>
          <table:table-cell office:value-type="float" office:value="194948">
            <text:p>194948</text:p>
          </table:table-cell>
          <table:table-cell/>
          <table:table-cell table:style-name="ce1"/>
        </table:table-row>
        <table:table-row table:style-name="ro1">
          <table:table-cell office:value-type="string">
            <text:p>sobota</text:p>
          </table:table-cell>
          <table:table-cell office:value-type="float" office:value="231639">
            <text:p>231639</text:p>
          </table:table-cell>
          <table:table-cell/>
          <table:table-cell table:style-name="ce1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rok</text:p>
          </table:table-cell>
          <table:table-cell office:value-type="string">
            <text:p>usa</text:p>
          </table:table-cell>
          <table:table-cell table:number-columns-repeated="2"/>
        </table:table-row>
        <table:table-row table:style-name="ro3">
          <table:table-cell office:value-type="float" office:value="1979">
            <text:p>1979</text:p>
          </table:table-cell>
          <table:table-cell office:value-type="float" office:value="44144">
            <text:p>44144</text:p>
          </table:table-cell>
          <table:table-cell table:number-columns-repeated="2"/>
        </table:table-row>
        <table:table-row table:style-name="ro3">
          <table:table-cell office:value-type="float" office:value="1980">
            <text:p>1980</text:p>
          </table:table-cell>
          <table:table-cell office:value-type="float" office:value="44180">
            <text:p>44180</text:p>
          </table:table-cell>
          <table:table-cell table:number-columns-repeated="2"/>
        </table:table-row>
        <table:table-row table:style-name="ro3">
          <table:table-cell office:value-type="float" office:value="1981">
            <text:p>1981</text:p>
          </table:table-cell>
          <table:table-cell office:value-type="float" office:value="42862">
            <text:p>42862</text:p>
          </table:table-cell>
          <table:table-cell table:number-columns-repeated="2"/>
        </table:table-row>
        <table:table-row table:style-name="ro3">
          <table:table-cell office:value-type="float" office:value="1982">
            <text:p>1982</text:p>
          </table:table-cell>
          <table:table-cell office:value-type="float" office:value="37263">
            <text:p>37263</text:p>
          </table:table-cell>
          <table:table-cell table:number-columns-repeated="2"/>
        </table:table-row>
        <table:table-row table:style-name="ro3">
          <table:table-cell office:value-type="float" office:value="1983">
            <text:p>1983</text:p>
          </table:table-cell>
          <table:table-cell office:value-type="float" office:value="36182">
            <text:p>36182</text:p>
          </table:table-cell>
          <table:table-cell table:number-columns-repeated="2"/>
        </table:table-row>
        <table:table-row table:style-name="ro3">
          <table:table-cell office:value-type="float" office:value="1984">
            <text:p>1984</text:p>
          </table:table-cell>
          <table:table-cell office:value-type="float" office:value="37736">
            <text:p>37736</text:p>
          </table:table-cell>
          <table:table-cell table:number-columns-repeated="2"/>
        </table:table-row>
        <table:table-row table:style-name="ro3">
          <table:table-cell office:value-type="float" office:value="1985">
            <text:p>1985</text:p>
          </table:table-cell>
          <table:table-cell office:value-type="float" office:value="38893">
            <text:p>38893</text:p>
          </table:table-cell>
          <table:table-cell table:number-columns-repeated="2"/>
        </table:table-row>
        <table:table-row table:style-name="ro3">
          <table:table-cell office:value-type="float" office:value="1986">
            <text:p>1986</text:p>
          </table:table-cell>
          <table:table-cell office:value-type="float" office:value="40736">
            <text:p>40736</text:p>
          </table:table-cell>
          <table:table-cell table:number-columns-repeated="2"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41087">
            <text:p>41087</text:p>
          </table:table-cell>
          <table:table-cell table:number-columns-repeated="2"/>
        </table:table-row>
        <table:table-row table:style-name="ro3">
          <table:table-cell office:value-type="float" office:value="1988">
            <text:p>1988</text:p>
          </table:table-cell>
          <table:table-cell office:value-type="float" office:value="41784">
            <text:p>41784</text:p>
          </table:table-cell>
          <table:table-cell table:number-columns-repeated="2"/>
        </table:table-row>
        <table:table-row table:style-name="ro3">
          <table:table-cell office:value-type="float" office:value="1989">
            <text:p>1989</text:p>
          </table:table-cell>
          <table:table-cell office:value-type="float" office:value="40417">
            <text:p>40417</text:p>
          </table:table-cell>
          <table:table-cell table:number-columns-repeated="2"/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39505">
            <text:p>39505</text:p>
          </table:table-cell>
          <table:table-cell table:number-columns-repeated="2"/>
        </table:table-row>
        <table:table-row table:style-name="ro3">
          <table:table-cell office:value-type="float" office:value="1991">
            <text:p>1991</text:p>
          </table:table-cell>
          <table:table-cell office:value-type="float" office:value="36613">
            <text:p>36613</text:p>
          </table:table-cell>
          <table:table-cell table:number-columns-repeated="2"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34648">
            <text:p>34648</text:p>
          </table:table-cell>
          <table:table-cell table:number-columns-repeated="2"/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35498">
            <text:p>35498</text:p>
          </table:table-cell>
          <table:table-cell table:number-columns-repeated="2"/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35932">
            <text:p>35932</text:p>
          </table:table-cell>
          <table:table-cell table:number-columns-repeated="2"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36885">
            <text:p>36885</text:p>
          </table:table-cell>
          <table:table-cell table:number-columns-repeated="2"/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37159">
            <text:p>37159</text:p>
          </table:table-cell>
          <table:table-cell table:number-columns-repeated="2"/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36972">
            <text:p>36972</text:p>
          </table:table-cell>
          <table:table-cell table:number-columns-repeated="2"/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36767">
            <text:p>36767</text:p>
          </table:table-cell>
          <table:table-cell table:number-columns-repeated="2"/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36795">
            <text:p>36795</text:p>
          </table:table-cell>
          <table:table-cell table:number-columns-repeated="2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37177">
            <text:p>37177</text:p>
          </table:table-cell>
          <table:table-cell table:number-columns-repeated="2"/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37559">
            <text:p>37559</text:p>
          </table:table-cell>
          <table:table-cell table:number-columns-repeated="2"/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38144">
            <text:p>38144</text:p>
          </table:table-cell>
          <table:table-cell table:number-columns-repeated="2"/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38066">
            <text:p>38066</text:p>
          </table:table-cell>
          <table:table-cell table:number-columns-repeated="2"/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38084">
            <text:p>38084</text:p>
          </table:table-cell>
          <table:table-cell table:number-columns-repeated="2"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38928">
            <text:p>38928</text:p>
          </table:table-cell>
          <table:table-cell table:number-columns-repeated="2"/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38285">
            <text:p>38285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37044">
            <text:p>3704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29657">
            <text:p>29657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office:value-type="float" office:value="30759">
            <text:p>30759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29827">
            <text:p>29827</text:p>
          </table:table-cell>
          <table:table-cell table:number-columns-repeated="2"/>
        </table:table-row>
        <table:table-row table:style-name="ro3" table:number-rows-repeated="4">
          <table:table-cell table:number-columns-repeated="4"/>
        </table:table-row>
        <table:table-row table:style-name="ro1">
          <table:table-cell office:value-type="string">
            <text:p>miesiąc</text:p>
          </table:table-cell>
          <table:table-cell office:value-type="string">
            <text:p>usa</text:p>
          </table:table-cell>
          <table:table-cell table:number-columns-repeated="2"/>
        </table:table-row>
        <table:table-row table:style-name="ro1">
          <table:table-cell office:value-type="string">
            <text:p>styczeń</text:p>
          </table:table-cell>
          <table:table-cell office:value-type="float" office:value="85310">
            <text:p>85310</text:p>
          </table:table-cell>
          <table:table-cell table:number-columns-repeated="2"/>
        </table:table-row>
        <table:table-row table:style-name="ro1">
          <table:table-cell office:value-type="string">
            <text:p>luty</text:p>
          </table:table-cell>
          <table:table-cell office:value-type="float" office:value="78507">
            <text:p>78507</text:p>
          </table:table-cell>
          <table:table-cell table:number-columns-repeated="2"/>
        </table:table-row>
        <table:table-row table:style-name="ro1">
          <table:table-cell office:value-type="string">
            <text:p>marzec</text:p>
          </table:table-cell>
          <table:table-cell office:value-type="float" office:value="90816">
            <text:p>90816</text:p>
          </table:table-cell>
          <table:table-cell table:number-columns-repeated="2"/>
        </table:table-row>
        <table:table-row table:style-name="ro1">
          <table:table-cell office:value-type="string">
            <text:p>kwiecień</text:p>
          </table:table-cell>
          <table:table-cell office:value-type="float" office:value="93814">
            <text:p>93814</text:p>
          </table:table-cell>
          <table:table-cell table:number-columns-repeated="2"/>
        </table:table-row>
        <table:table-row table:style-name="ro1">
          <table:table-cell office:value-type="string">
            <text:p>maj</text:p>
          </table:table-cell>
          <table:table-cell office:value-type="float" office:value="103827">
            <text:p>103827</text:p>
          </table:table-cell>
          <table:table-cell table:number-columns-repeated="2"/>
        </table:table-row>
        <table:table-row table:style-name="ro1">
          <table:table-cell office:value-type="string">
            <text:p>czerwiec</text:p>
          </table:table-cell>
          <table:table-cell office:value-type="float" office:value="106753">
            <text:p>106753</text:p>
          </table:table-cell>
          <table:table-cell table:number-columns-repeated="2"/>
        </table:table-row>
        <table:table-row table:style-name="ro1">
          <table:table-cell office:value-type="string">
            <text:p>lipiec</text:p>
          </table:table-cell>
          <table:table-cell office:value-type="float" office:value="112528">
            <text:p>112528</text:p>
          </table:table-cell>
          <table:table-cell table:number-columns-repeated="2"/>
        </table:table-row>
        <table:table-row table:style-name="ro1">
          <table:table-cell office:value-type="string">
            <text:p>sierpień</text:p>
          </table:table-cell>
          <table:table-cell office:value-type="float" office:value="114804">
            <text:p>114804</text:p>
          </table:table-cell>
          <table:table-cell table:number-columns-repeated="2"/>
        </table:table-row>
        <table:table-row table:style-name="ro1">
          <table:table-cell office:value-type="string">
            <text:p>wrzesień</text:p>
          </table:table-cell>
          <table:table-cell office:value-type="float" office:value="106612">
            <text:p>106612</text:p>
          </table:table-cell>
          <table:table-cell table:number-columns-repeated="2"/>
        </table:table-row>
        <table:table-row table:style-name="ro1">
          <table:table-cell office:value-type="string">
            <text:p>październik</text:p>
          </table:table-cell>
          <table:table-cell office:value-type="float" office:value="109766">
            <text:p>109766</text:p>
          </table:table-cell>
          <table:table-cell table:number-columns-repeated="2"/>
        </table:table-row>
        <table:table-row table:style-name="ro1">
          <table:table-cell office:value-type="string">
            <text:p>listopad</text:p>
          </table:table-cell>
          <table:table-cell office:value-type="float" office:value="101319">
            <text:p>101319</text:p>
          </table:table-cell>
          <table:table-cell table:number-columns-repeated="2"/>
        </table:table-row>
        <table:table-row table:style-name="ro1">
          <table:table-cell office:value-type="string">
            <text:p>grudzień</text:p>
          </table:table-cell>
          <table:table-cell office:value-type="float" office:value="101532">
            <text:p>101532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dzień</text:p>
          </table:table-cell>
          <table:table-cell office:value-type="string">
            <text:p>miesiąc</text:p>
          </table:table-cell>
          <table:table-cell office:value-type="string">
            <text:p>usa</text:p>
          </table:table-cell>
          <table:table-cell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3998">
            <text:p>399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88">
            <text:p>248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87">
            <text:p>2687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02">
            <text:p>2702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679">
            <text:p>2679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752">
            <text:p>2752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638">
            <text:p>2638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27">
            <text:p>2527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696">
            <text:p>269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653">
            <text:p>2653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662">
            <text:p>2662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810">
            <text:p>2810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712">
            <text:p>2712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773">
            <text:p>277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654">
            <text:p>2654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51">
            <text:p>2751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828">
            <text:p>2828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751">
            <text:p>275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857">
            <text:p>2857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810">
            <text:p>2810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677">
            <text:p>2677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74">
            <text:p>2574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765">
            <text:p>2765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53">
            <text:p>2653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84">
            <text:p>2784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775">
            <text:p>277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690">
            <text:p>269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754">
            <text:p>2754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68">
            <text:p>2768</text:p>
          </table:table-cell>
          <table:table-cell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float" office:value="2855">
            <text:p>285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51">
            <text:p>2851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921">
            <text:p>292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03">
            <text:p>2803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783">
            <text:p>2783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794">
            <text:p>2794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726">
            <text:p>2726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716">
            <text:p>271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812">
            <text:p>2812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61">
            <text:p>2761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654">
            <text:p>2654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748">
            <text:p>2748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71">
            <text:p>2771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771">
            <text:p>2771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666">
            <text:p>2666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793">
            <text:p>2793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791">
            <text:p>279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757">
            <text:p>2757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01">
            <text:p>280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829">
            <text:p>2829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837">
            <text:p>2837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769">
            <text:p>2769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749">
            <text:p>2749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734">
            <text:p>2734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825">
            <text:p>2825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727">
            <text:p>2727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735">
            <text:p>735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96">
            <text:p>2896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15">
            <text:p>3015</text:p>
          </table:table-cell>
          <table:table-cell/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float" office:value="3147">
            <text:p>3147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72">
            <text:p>2972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986">
            <text:p>2986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861">
            <text:p>2861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844">
            <text:p>2844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847">
            <text:p>2847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861">
            <text:p>286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969">
            <text:p>2969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923">
            <text:p>2923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865">
            <text:p>2865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800">
            <text:p>2800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863">
            <text:p>286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832">
            <text:p>2832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067">
            <text:p>3067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05">
            <text:p>3105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143">
            <text:p>3143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781">
            <text:p>2781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787">
            <text:p>2787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788">
            <text:p>278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856">
            <text:p>2856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976">
            <text:p>297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023">
            <text:p>3023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927">
            <text:p>2927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892">
            <text:p>289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891">
            <text:p>2891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894">
            <text:p>2894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36">
            <text:p>2936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17">
            <text:p>3017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052">
            <text:p>305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192">
            <text:p>319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38">
            <text:p>313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142">
            <text:p>3142</text:p>
          </table:table-cell>
          <table:table-cell/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float" office:value="3119">
            <text:p>3119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143">
            <text:p>3143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136">
            <text:p>313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138">
            <text:p>3138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082">
            <text:p>3082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19">
            <text:p>3019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091">
            <text:p>3091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070">
            <text:p>3070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101">
            <text:p>3101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161">
            <text:p>3161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175">
            <text:p>3175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114">
            <text:p>3114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050">
            <text:p>3050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115">
            <text:p>3115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175">
            <text:p>3175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232">
            <text:p>3232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228">
            <text:p>322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151">
            <text:p>3151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086">
            <text:p>308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050">
            <text:p>3050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11">
            <text:p>3111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081">
            <text:p>308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198">
            <text:p>319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232">
            <text:p>3232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139">
            <text:p>3139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79">
            <text:p>3079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35">
            <text:p>3235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05">
            <text:p>320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16">
            <text:p>3416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50">
            <text:p>3350</text:p>
          </table:table-cell>
          <table:table-cell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3388">
            <text:p>3388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273">
            <text:p>3273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306">
            <text:p>330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263">
            <text:p>326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30">
            <text:p>323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276">
            <text:p>327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330">
            <text:p>3330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253">
            <text:p>3253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245">
            <text:p>3245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269">
            <text:p>3269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371">
            <text:p>3371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440">
            <text:p>3440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337">
            <text:p>3337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513">
            <text:p>351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419">
            <text:p>3419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277">
            <text:p>3277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227">
            <text:p>3227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363">
            <text:p>3363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398">
            <text:p>339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556">
            <text:p>3556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490">
            <text:p>349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633">
            <text:p>3633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485">
            <text:p>348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354">
            <text:p>3354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378">
            <text:p>3378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80">
            <text:p>328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58">
            <text:p>345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536">
            <text:p>3536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474">
            <text:p>347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399">
            <text:p>3399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436">
            <text:p>3436</text:p>
          </table:table-cell>
          <table:table-cell/>
        </table:table-row>
        <table:table-row table:style-name="ro3">
          <table:table-cell table:number-columns-repeated="2" office:value-type="float" office:value="6">
            <text:p>6</text:p>
          </table:table-cell>
          <table:table-cell office:value-type="float" office:value="3515">
            <text:p>3515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549">
            <text:p>354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604">
            <text:p>3604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712">
            <text:p>3712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596">
            <text:p>359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381">
            <text:p>3381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528">
            <text:p>3528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540">
            <text:p>3540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617">
            <text:p>3617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659">
            <text:p>3659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648">
            <text:p>364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557">
            <text:p>355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92">
            <text:p>3392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526">
            <text:p>352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521">
            <text:p>352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498">
            <text:p>349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589">
            <text:p>3589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634">
            <text:p>3634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606">
            <text:p>3606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646">
            <text:p>3646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520">
            <text:p>352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598">
            <text:p>359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15">
            <text:p>361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684">
            <text:p>3684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715">
            <text:p>3715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65">
            <text:p>3765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748">
            <text:p>374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130">
            <text:p>413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535">
            <text:p>4535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718">
            <text:p>3718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64">
            <text:p>3364</text:p>
          </table:table-cell>
          <table:table-cell/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float" office:value="3460">
            <text:p>3460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385">
            <text:p>3385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383">
            <text:p>338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423">
            <text:p>3423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76">
            <text:p>357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552">
            <text:p>3552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489">
            <text:p>3489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637">
            <text:p>3637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633">
            <text:p>3633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675">
            <text:p>3675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666">
            <text:p>3666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650">
            <text:p>365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558">
            <text:p>3558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631">
            <text:p>363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642">
            <text:p>3642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536">
            <text:p>3536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516">
            <text:p>351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612">
            <text:p>3612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509">
            <text:p>3509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623">
            <text:p>3623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637">
            <text:p>3637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714">
            <text:p>3714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579">
            <text:p>3579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556">
            <text:p>3556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626">
            <text:p>3626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730">
            <text:p>373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816">
            <text:p>3816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976">
            <text:p>3976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927">
            <text:p>3927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827">
            <text:p>382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817">
            <text:p>3817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637">
            <text:p>3637</text:p>
          </table:table-cell>
          <table:table-cell/>
        </table:table-row>
        <table:table-row table:style-name="ro3">
          <table:table-cell table:number-columns-repeated="2" office:value-type="float" office:value="8">
            <text:p>8</text:p>
          </table:table-cell>
          <table:table-cell office:value-type="float" office:value="3704">
            <text:p>3704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714">
            <text:p>3714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807">
            <text:p>3807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825">
            <text:p>3825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731">
            <text:p>373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672">
            <text:p>3672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768">
            <text:p>376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631">
            <text:p>3631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667">
            <text:p>3667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839">
            <text:p>3839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737">
            <text:p>3737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707">
            <text:p>3707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584">
            <text:p>3584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545">
            <text:p>3545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703">
            <text:p>3703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657">
            <text:p>3657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649">
            <text:p>3649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745">
            <text:p>3745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522">
            <text:p>352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554">
            <text:p>3554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483">
            <text:p>3483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3374">
            <text:p>3374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717">
            <text:p>3717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739">
            <text:p>3739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04">
            <text:p>390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894">
            <text:p>3894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674">
            <text:p>367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807">
            <text:p>3807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637">
            <text:p>363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468">
            <text:p>3468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566">
            <text:p>356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398">
            <text:p>3398</text:p>
          </table:table-cell>
          <table:table-cell/>
        </table:table-row>
        <table:table-row table:style-name="ro3">
          <table:table-cell table:number-columns-repeated="2" office:value-type="float" office:value="9">
            <text:p>9</text:p>
          </table:table-cell>
          <table:table-cell office:value-type="float" office:value="3450">
            <text:p>345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44">
            <text:p>3444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452">
            <text:p>3452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329">
            <text:p>3329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571">
            <text:p>3571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613">
            <text:p>361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604">
            <text:p>3604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525">
            <text:p>3525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507">
            <text:p>350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91">
            <text:p>349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429">
            <text:p>3429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533">
            <text:p>3533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639">
            <text:p>3639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632">
            <text:p>3632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3497">
            <text:p>3497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488">
            <text:p>348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427">
            <text:p>3427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467">
            <text:p>3467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517">
            <text:p>3517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505">
            <text:p>350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580">
            <text:p>358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564">
            <text:p>3564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626">
            <text:p>3626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577">
            <text:p>3577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712">
            <text:p>3712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607">
            <text:p>360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650">
            <text:p>365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602">
            <text:p>360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465">
            <text:p>3465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569">
            <text:p>3569</text:p>
          </table:table-cell>
          <table:table-cell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3566">
            <text:p>356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629">
            <text:p>3629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583">
            <text:p>3583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669">
            <text:p>3669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622">
            <text:p>3622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420">
            <text:p>3420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522">
            <text:p>3522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592">
            <text:p>359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448">
            <text:p>3448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507">
            <text:p>3507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603">
            <text:p>3603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388">
            <text:p>338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371">
            <text:p>3371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312">
            <text:p>3312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431">
            <text:p>343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510">
            <text:p>351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484">
            <text:p>3484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598">
            <text:p>359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413">
            <text:p>3413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347">
            <text:p>3347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413">
            <text:p>3413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780">
            <text:p>378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699">
            <text:p>3699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549">
            <text:p>3549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509">
            <text:p>3509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388">
            <text:p>3388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406">
            <text:p>3406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306">
            <text:p>330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29">
            <text:p>332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378">
            <text:p>3378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460">
            <text:p>346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711">
            <text:p>3711</text:p>
          </table:table-cell>
          <table:table-cell/>
        </table:table-row>
        <table:table-row table:style-name="ro3">
          <table:table-cell table:number-columns-repeated="2" office:value-type="float" office:value="11">
            <text:p>11</text:p>
          </table:table-cell>
          <table:table-cell office:value-type="float" office:value="3473">
            <text:p>3473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378">
            <text:p>3378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288">
            <text:p>3288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297">
            <text:p>3297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343">
            <text:p>3343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363">
            <text:p>3363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389">
            <text:p>3389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3304">
            <text:p>3304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295">
            <text:p>3295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368">
            <text:p>3368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546">
            <text:p>3546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494">
            <text:p>3494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570">
            <text:p>357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422">
            <text:p>3422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254">
            <text:p>3254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349">
            <text:p>3349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3279">
            <text:p>3279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3051">
            <text:p>3051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995">
            <text:p>2995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126">
            <text:p>3126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05">
            <text:p>3305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348">
            <text:p>334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218">
            <text:p>321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306">
            <text:p>3306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222">
            <text:p>322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295">
            <text:p>3295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312">
            <text:p>331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08">
            <text:p>3408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229">
            <text:p>322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333">
            <text:p>3333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169">
            <text:p>3169</text:p>
          </table:table-cell>
          <table:table-cell/>
        </table:table-row>
        <table:table-row table:style-name="ro3">
          <table:table-cell table:number-columns-repeated="2" office:value-type="float" office:value="12">
            <text:p>12</text:p>
          </table:table-cell>
          <table:table-cell office:value-type="float" office:value="3172">
            <text:p>3172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284">
            <text:p>328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365">
            <text:p>3365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339">
            <text:p>3339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235">
            <text:p>3235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270">
            <text:p>3270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341">
            <text:p>334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378">
            <text:p>3378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556">
            <text:p>3556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737">
            <text:p>3737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765">
            <text:p>376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898">
            <text:p>389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827">
            <text:p>3827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715">
            <text:p>2715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909">
            <text:p>2909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836">
            <text:p>2836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887">
            <text:p>2887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810">
            <text:p>281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862">
            <text:p>2862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201">
            <text:p>32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18T15:30:39</dc:date>
    <meta:editing-duration>PT3H43M56S</meta:editing-duration>
    <meta:editing-cycles>9</meta:editing-cycles>
    <meta:generator>LibreOffice/3.5$Linux_X86_64 LibreOffice_project/350m1$Build-2</meta:generator>
    <dc:creator>Łukasz Opioła</dc:creator>
    <meta:document-statistic meta:table-count="1" meta:cell-count="12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2.707cm" style:legend-expansion="high" chart:style-name="ch2"/>
        <chart:plot-area chart:style-name="ch3" table:cell-range-address="Sheet1.A2:Sheet1.C8" chart:data-source-has-labels="column" svg:x="0.32cm" svg:y="0.675cm" svg:width="12.7cm" svg:height="8.145cm" dr3d:vrp="(0 0 87591.2408759124)" dr3d:projection="parallel" dr3d:distance="4.2cm" dr3d:focal-length="8cm" dr3d:shadow-slant="0" dr3d:shade-mode="flat" dr3d:ambient-color="#cccccc" dr3d:lighting-mode="true">
          <chartooo:coordinate-region svg:x="2.881cm" svg:y="0.905cm" svg:width="7.567cm" svg:height="7.567cm"/>
          <dr3d:light dr3d:diffuse-color="#808080" dr3d:direction="(0 0 1)" dr3d:enabled="false" dr3d:specular="true"/>
          <dr3d:light dr3d:diffuse-color="#333333" dr3d:direction="(0 -0.833012701892219 0.4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Sheet1.C2:Sheet1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92586">
                <text:p>192586</text:p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44740">
                <text:p>144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40731">
                <text:p>140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45713">
                <text:p>145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55231">
                <text:p>155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194948">
                <text:p>194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31639">
                <text:p>2316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A000000DD000000DD32CA8AE9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89cm" svg:height="10.706cm" xlink:href=".." xlink:type="simple" chart:class="chart:bar" chart:style-name="ch1">
        <chart:title svg:x="4.273cm" svg:y="0.315cm" chart:style-name="ch2">
          <text:p>Liczba wypadków w latach, USA</text:p>
        </chart:title>
        <chart:plot-area chart:style-name="ch3" table:cell-range-address="Sheet1.A11:Sheet1.B42" chart:data-source-has-labels="column" svg:x="0.827cm" svg:y="1.771cm" svg:width="17.308cm" svg:height="8.301cm">
          <chartooo:coordinate-region svg:x="2.004cm" svg:y="1.97cm" svg:width="16.131cm" svg:height="7.012cm"/>
          <chart:axis chart:dimension="x" chart:name="primary-x" chart:style-name="ch4" chartooo:axis-type="auto">
            <chartooo:date-scale/>
            <chart:categories table:cell-range-address="Sheet1.A11:Sheet1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42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11:Sheet1.A42</svg:desc>
                </draw:g>
              </table:table-cell>
              <table:table-cell office:value-type="float" office:value="44144">
                <text:p>44144</text:p>
                <draw:g>
                  <svg:desc>Sheet1.B11:Sheet1.B42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4180">
                <text:p>4418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2862">
                <text:p>4286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7263">
                <text:p>37263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36182">
                <text:p>3618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7736">
                <text:p>37736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38893">
                <text:p>38893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0736">
                <text:p>4073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1087">
                <text:p>4108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1784">
                <text:p>4178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0417">
                <text:p>404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9505">
                <text:p>3950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36613">
                <text:p>3661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4648">
                <text:p>34648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5498">
                <text:p>3549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5932">
                <text:p>35932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7159">
                <text:p>3715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6972">
                <text:p>36972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6767">
                <text:p>3676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6795">
                <text:p>367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177">
                <text:p>3717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7559">
                <text:p>3755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8066">
                <text:p>38066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38084">
                <text:p>3808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8928">
                <text:p>3892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8285">
                <text:p>3828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9657">
                <text:p>2965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0759">
                <text:p>30759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9827">
                <text:p>29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6cm" chart:style-name="ch2">
          <text:p>Liczba wypadków w miesiącach, USA</text:p>
        </chart:title>
        <chart:plot-area chart:style-name="ch3" table:cell-range-address="Sheet1.A48:Sheet1.B59" chart:data-source-has-labels="column" svg:x="0.77cm" svg:y="1.635cm" svg:width="14.59cm" svg:height="6.765cm">
          <chartooo:coordinate-region svg:x="2.132cm" svg:y="1.835cm" svg:width="13.111cm" svg:height="5.52cm"/>
          <chart:axis chart:dimension="x" chart:name="primary-x" chart:style-name="ch4" chartooo:axis-type="auto">
            <chartooo:date-scale/>
            <chart:categories table:cell-range-address="Sheet1.A48:Sheet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59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A48:Sheet1.A59</svg:desc>
                </draw:g>
              </table:table-cell>
              <table:table-cell office:value-type="float" office:value="85310">
                <text:p>85310</text:p>
                <draw:g>
                  <svg:desc>Sheet1.B48:Sheet1.B5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78507">
                <text:p>78507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90816">
                <text:p>90816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93814">
                <text:p>93814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03827">
                <text:p>103827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06753">
                <text:p>106753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12528">
                <text:p>112528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14804">
                <text:p>114804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06612">
                <text:p>106612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09766">
                <text:p>109766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01319">
                <text:p>101319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01532">
                <text:p>1015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38cm" svg:height="12.219cm" xlink:href=".." xlink:type="simple" chart:class="chart:line" chart:style-name="ch1">
        <chart:title svg:x="5.142cm" svg:y="0.46cm" chart:style-name="ch2">
          <text:p>Liczba wypadków na przestrzeni roku, USA</text:p>
        </chart:title>
        <chart:plot-area chart:style-name="ch3" table:cell-range-address="Sheet1.C61:Sheet1.C427" svg:x="0.854cm" svg:y="1.891cm" svg:width="18.576cm" svg:height="9.664cm">
          <chartooo:coordinate-region svg:x="1.846cm" svg:y="2.09cm" svg:width="17.584cm" svg:height="9.2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1:Sheet1.C427" chart:class="chart:line">
            <chart:data-point chart:repeated="3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61:Sheet1.C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01">
                <text:p>32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